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officeooo:paragraph-rsid="0002a37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2a374"/>
    </style:style>
    <style:style style:name="T3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Постановка задачи.</text:h>
      <text:p text:style-name="P1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Перелёт можно представить как набор из одного или нескольких элементарных перемещений, называемых сегментами. </text:p>
      <text:p text:style-name="Text_20_body"><text:span text:style-name="T1">Вам нужно сверстать и </text:span><text:span text:style-name="T2">отрисовать</text:span><text:span text:style-name="T1"> страницу результатов поиска перелётов. На странице помимо карточек перелётов должен присутствовать блок с фильтрами и сортировками. Фильт</text:span><text:span text:style-name="T2">р</text:span><text:span text:style-name="T1">а</text:span><text:span text:style-name="T2">ци</text:span><text:span text:style-name="T1">я и сортировка должна происходить без перезагрузки страницы.</text:span></text:p>
      <text:p text:style-name="P1">К заданию прилагается <text:span text:style-name="T3">mock </text:span>файлом со список перелётов, а так же общий вид макета страницы с перечнем фильтров и блоком сортировки.</text:p>
      <text:p text:style-name="P4"><text:span text:style-name="T2">Обращаем внимание, что фильтры по пересадкам и авиакомпаниям должны строиться на основании данных mock файла. Дополнительно, по возможности, предусмотрите фасетную фильтрацию с динамическим состоянием фильтров (к примеру при выбранном фильтре «без пересадок» фильтры авиакомпаний, для которых таких перелетов нет, становятся неактивными).</text:span></text:p>
      <text:p text:style-name="P1">Вы можете использовать любой фреймворк на ваше усмотрение или чистый JS. </text:p>
      <text:p text:style-name="P1">Мы не накладываем ограничений на поддержку браузеров<text:span text:style-name="T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2.2$Linux_X86_64 LibreOffice_project/00$Build-2</meta:generator>
    <dc:date>2020-11-19T16:03:45.869892811</dc:date>
    <meta:editing-duration>PT52M25S</meta:editing-duration>
    <meta:editing-cycles>9</meta:editing-cycles>
    <meta:document-statistic meta:table-count="0" meta:image-count="0" meta:object-count="0" meta:page-count="1" meta:paragraph-count="7" meta:word-count="144" meta:character-count="1112" meta:non-whitespace-character-count="972"/>
  </office:meta>
</office:document-meta>
</file>